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e6e6e6" fo:padding-top="0.135cm" fo:padding-bottom="0.135cm" fo:padding-left="0.26cm" fo:padding-right="0.26cm"/>
    </style:style>
    <style:style style:name="gr2" style:family="graphic" style:parent-style-name="standard">
      <style:graphic-properties draw:stroke="solid" svg:stroke-width="0.02cm" svg:stroke-color="#333333" draw:marker-start-width="0.178cm" draw:marker-end-width="0.178cm" draw:stroke-linejoin="miter" draw:fill="none" fo:padding-top="0.135cm" fo:padding-bottom="0.135cm" fo:padding-left="0.26cm" fo:padding-right="0.26cm"/>
    </style:style>
    <style:style style:name="gr3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8000" fo:padding-top="0.135cm" fo:padding-bottom="0.135cm" fo:padding-left="0.26cm" fo:padding-right="0.26cm"/>
    </style:style>
    <style:style style:name="gr4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ffcc99" fo:padding-top="0.135cm" fo:padding-bottom="0.135cm" fo:padding-left="0.26cm" fo:padding-right="0.26cm"/>
    </style:style>
    <style:style style:name="gr5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00ff" fo:padding-top="0.135cm" fo:padding-bottom="0.135cm" fo:padding-left="0.26cm" fo:padding-right="0.26cm"/>
    </style:style>
    <style:style style:name="gr6" style:family="graphic" style:parent-style-name="standard">
      <style:graphic-properties draw:stroke="solid" svg:stroke-width="0.02cm" svg:stroke-color="#00192e" draw:marker-start-width="0.178cm" draw:marker-end-width="0.178cm" draw:stroke-linejoin="miter" draw:fill="solid" draw:fill-color="#008000" fo:padding-top="0.135cm" fo:padding-bottom="0.135cm" fo:padding-left="0.26cm" fo:padding-right="0.26cm"/>
    </style:style>
    <style:style style:name="gr7" style:family="graphic" style:parent-style-name="standard">
      <style:graphic-properties draw:stroke="solid" svg:stroke-width="0.02cm" svg:stroke-color="#120a04" draw:marker-start-width="0.178cm" draw:marker-end-width="0.178cm" draw:stroke-linejoin="miter" draw:fill="solid" draw:fill-color="#c0c0c0" fo:padding-top="0.135cm" fo:padding-bottom="0.135cm" fo:padding-left="0.26cm" fo:padding-right="0.26cm"/>
    </style:style>
    <style:style style:name="gr8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ffffff" fo:padding-top="0.135cm" fo:padding-bottom="0.135cm" fo:padding-left="0.26cm" fo:padding-right="0.26cm"/>
    </style:style>
    <style:style style:name="gr9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e9d2af" fo:padding-top="0.135cm" fo:padding-bottom="0.135cm" fo:padding-left="0.26cm" fo:padding-right="0.26cm"/>
    </style:style>
    <style:style style:name="gr10" style:family="graphic" style:parent-style-name="standard">
      <style:graphic-properties draw:stroke="solid" svg:stroke-width="0.02cm" svg:stroke-color="#3f2d10" draw:marker-start-width="0.178cm" draw:marker-end-width="0.178cm" draw:stroke-linejoin="miter" draw:fill="none" fo:padding-top="0.135cm" fo:padding-bottom="0.135cm" fo:padding-left="0.26cm" fo:padding-right="0.26cm"/>
    </style:style>
    <style:style style:name="gr11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1a1a1a" fo:padding-top="0.135cm" fo:padding-bottom="0.135cm" fo:padding-left="0.26cm" fo:padding-right="0.26cm"/>
    </style:style>
    <style:style style:name="gr12" style:family="graphic" style:parent-style-name="standard">
      <style:graphic-properties svg:stroke-width="0.01cm" svg:stroke-color="#000000" draw:marker-start-width="0.215cm" draw:marker-end-width="0.215cm" draw:fill="solid" draw:fill-color="#280099" draw:textarea-horizontal-align="justify" draw:textarea-vertical-align="middle" draw:auto-grow-height="false" fo:padding-top="0.13cm" fo:padding-bottom="0.13cm" fo:padding-left="0.255cm" fo:padding-right="0.255cm"/>
    </style:style>
    <style:style style:name="gr13" style:family="graphic" style:parent-style-name="standard">
      <style:graphic-properties draw:stroke="none" svg:stroke-width="0.035cm" draw:stroke-linejoin="miter" draw:fill="solid" draw:fill-color="#0e0d0b"/>
    </style:style>
    <style:style style:name="gr14" style:family="graphic" style:parent-style-name="standard">
      <style:graphic-properties draw:stroke="none" svg:stroke-width="0.035cm" draw:stroke-linejoin="miter" draw:fill="solid" draw:fill-color="#ffffff"/>
    </style:style>
    <style:style style:name="gr15" style:family="graphic" style:parent-style-name="standard">
      <style:graphic-properties draw:stroke="none" svg:stroke-width="0.035cm" draw:stroke-linejoin="miter" draw:fill="solid" draw:fill-color="#fed02e"/>
    </style:style>
    <style:style style:name="gr16" style:family="graphic" style:parent-style-name="standard">
      <style:graphic-properties draw:stroke="none" svg:stroke-width="0.035cm" draw:stroke-linejoin="miter" draw:fill="solid" draw:fill-color="#979996"/>
    </style:style>
    <style:style style:name="gr17" style:family="graphic" style:parent-style-name="standard">
      <style:graphic-properties draw:stroke="none" svg:stroke-width="0.035cm" draw:stroke-linejoin="miter" draw:fill="solid" draw:fill-color="#b2b4b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layer="layout" svg:width="0.642cm" svg:height="0.647cm" svg:x="3.481cm" svg:y="2.688cm" svg:viewBox="0 0 643 648" svg:d="m160 398c91 69 178 195 296 250 39 0 76-18 113-30 44-26 61-67 74-115-7-108-82-198-142-284-41-82-105-170-194-199-124-50-196 1-307 63 57 104 111 208 160 315z">
          <text:p/>
        </draw:path>
        <draw:path draw:style-name="gr2" draw:layer="layout" svg:width="0.419cm" svg:height="0.553cm" svg:x="3.657cm" svg:y="2.71cm" svg:viewBox="0 0 420 554" svg:d="m420 554c-28-124-71-252-146-323-62-98-127-182-274-231">
          <text:p/>
        </draw:path>
        <draw:path draw:style-name="gr3" draw:layer="layout" svg:width="0.991cm" svg:height="0.527cm" svg:x="2.636cm" svg:y="2.741cm" svg:viewBox="0 0 992 528" svg:d="m128 525c32-1 116 11 165-10 38-17 74-37 110-54 94-41 196-24 295-38 81-39 221-42 269-114 55-118 18-273-92-309-36 18-61 16-97 41-95 73-221 75-336 83-147 29-295 32-440 69-13 90 53 292 126 332z">
          <text:p/>
        </draw:path>
        <draw:path draw:style-name="gr1" draw:layer="layout" svg:width="0.692cm" svg:height="0.566cm" svg:x="3.583cm" svg:y="2.838cm" svg:viewBox="0 0 693 567" svg:d="m243 416c106 72 195 129 325 151 37-3 56-23 80-49 15-28 28-57 45-84-69-85-107-216-213-271-83-87-198-143-318-163-64 31-112 113-162 170 102 54 186 147 243 246z">
          <text:p/>
        </draw:path>
        <draw:path draw:style-name="gr2" draw:layer="layout" svg:width="0.51cm" svg:height="0.438cm" svg:x="3.722cm" svg:y="2.875cm" svg:viewBox="0 0 511 439" svg:d="m511 439c-106-76-136-227-243-310-90-86-200-68-268-129">
          <text:p/>
        </draw:path>
        <draw:path draw:style-name="gr4" draw:layer="layout" svg:width="0.979cm" svg:height="1.055cm" svg:x="0.603cm" svg:y="2.363cm" svg:viewBox="0 0 980 1056" svg:d="m465 783c12-155-129-349-162-471 9-62 98-47 86-118-44-38-96-17-146 2-13-81 8-173-100-196-24 48-18 112 0 159-38-42-32-206-91-106-18 62 1 137 32 186-71-28-98-147-77-25 25 43 25 106 69 123 35 36 62 59 85 105 12 124 23 245 80 353 44 64 93 225 213 259 38 24 457-222 498-209 109-40-139-137-159-250-33-145-261 168-328 188z">
          <text:p/>
        </draw:path>
        <draw:path draw:style-name="gr5" draw:layer="layout" svg:width="0.507cm" svg:height="0.621cm" svg:x="1.172cm" svg:y="2.67cm" svg:viewBox="0 0 508 622" svg:d="m375 0c-137 69-34-15-125 106-88 77-199 119-250 226 138 80 140 218 280 290 130-155 158-265 228-452z">
          <text:p/>
        </draw:path>
        <draw:path draw:style-name="gr6" draw:layer="layout" svg:width="1.06cm" svg:height="0.527cm" svg:x="2.755cm" svg:y="2.965cm" svg:viewBox="0 0 1061 528" svg:d="m128 525c32-1 116 11 165-10 100-60 200-87 316-83 108-24 386-85 449-179 20-119-67-180-183-253-138 80-273 113-433 124-148 30-294 32-440 69-13 90 53 292 126 332z">
          <text:p/>
        </draw:path>
        <draw:path draw:style-name="gr5" draw:layer="layout" svg:width="1.842cm" svg:height="1.341cm" svg:x="1.332cm" svg:y="2.353cm" svg:viewBox="0 0 1843 1342" svg:d="m1805 168c-151 91-344-13-497-49-201 21-391-132-591-118-124 1-239 26-353 73-105 56-276 128-299 246 1 156-76 181-64 336 33 119 243 347 361 376 108 20 207 27 298 91 173 39 342 122 520 122 208-7 279 92 485 97-76-189 108-396 113-598-37-176 139-455 27-576z">
          <text:p/>
        </draw:path>
        <draw:path draw:style-name="gr4" draw:layer="layout" svg:width="1.27cm" svg:height="1.672cm" svg:x="0.662cm" svg:y="0.885cm" svg:viewBox="0 0 1271 1673" svg:d="m582 8c-413-2-576 270-582 625 0 75 34 221 53 294-9 145-45 255-2 396 50 200 184 307 377 350 172-3 403-62 532-182 184-151 240-406 307-630 25-213-79-416-139-615-85-218-340-268-546-238z">
          <text:p/>
        </draw:path>
        <draw:path draw:style-name="gr7" draw:layer="layout" svg:width="1.36cm" svg:height="1.223cm" svg:x="0.713cm" svg:y="0.79cm" svg:viewBox="0 0 1361 1224" svg:d="m0 382c-25-390 1038-519 1094-210 299 23 300 789 226 1052-308-3-148-360-327-450-77-19-102 40-168 56-140-90 2-366-224-462-110 45-249 114-363 0-98 0-155 48-238 14z">
          <text:p/>
        </draw:path>
        <draw:path draw:style-name="gr7" draw:layer="layout" svg:width="0.731cm" svg:height="0.551cm" svg:x="1.969cm" svg:y="1.959cm" svg:viewBox="0 0 732 552" svg:d="m19 0c-62 0 45 223 56 266 17 67 138 165 182 224 37 49 197 2 238-14 69-28 150 10 182 42 99 99 39-46 14-98-21-41-114-96-154-126-69-51-82-110-140-168-55-55-121-56-196-56-46 0-125-59-182-70z">
          <text:p/>
        </draw:path>
        <draw:path draw:style-name="gr4" draw:layer="layout" svg:width="0.515cm" svg:height="0.48cm" svg:x="1.262cm" svg:y="2.416cm" svg:viewBox="0 0 516 481" svg:d="m73 443c147 127 418-88 443-297-89-63-175-151-292-146-84 34-149 97-212 159-35 80 15 230 61 284z">
          <text:p/>
        </draw:path>
        <draw:path draw:style-name="gr7" draw:layer="layout" svg:width="1.201cm" svg:height="0.709cm" svg:x="0.633cm" svg:y="1.956cm" svg:viewBox="0 0 1202 710" svg:d="m33 503c26 52 79 84 145 84 104 30 204 77 308 113 135 35 234-34 334-113 169-87 345-236 380-431 10-82-22-82-69-67-78 80-176 164-282 205-135 39-241 56-279-99-45-128-189-165-308-195-253-11-308 319-229 503zm226-347c122-52 376 262 156 250-92-31-112-91-167-14-196 60-119-187 11-236z">
          <text:p/>
        </draw:path>
        <draw:path draw:style-name="gr8" draw:layer="layout" svg:width="0.241cm" svg:height="0.278cm" svg:x="1.031cm" svg:y="1.457cm" svg:viewBox="0 0 242 279" svg:d="m25 88c-59 130-13 206 113 188 39 17 119-78 101-141 14-169-132-173-214-47z">
          <text:p/>
        </draw:path>
        <draw:path draw:style-name="gr8" draw:layer="layout" svg:width="0.219cm" svg:height="0.291cm" svg:x="0.665cm" svg:y="1.459cm" svg:viewBox="0 0 220 292" svg:d="m133 0c-101 23-148 101-129 217 117 217 340-96 129-217z">
          <text:p/>
        </draw:path>
        <draw:path draw:style-name="gr9" draw:layer="layout" svg:width="0.247cm" svg:height="0.349cm" svg:x="0.757cm" svg:y="1.607cm" svg:viewBox="0 0 248 350" svg:d="m169 0c-17 95-109 140-159 188-25 106-10 182 109 158 83-38 117-102 129-188">
          <text:p/>
        </draw:path>
        <draw:path draw:style-name="gr9" draw:layer="layout" svg:width="0.16cm" svg:height="0.234cm" svg:x="1.618cm" svg:y="1.611cm" svg:viewBox="0 0 161 235" svg:d="m0 16c232-92 191 251 20 217">
          <text:p/>
        </draw:path>
        <draw:path draw:style-name="gr9" draw:layer="layout" svg:width="0.062cm" svg:height="0.12cm" svg:x="1.662cm" svg:y="1.664cm" svg:viewBox="0 0 63 121" svg:d="m0 17c34-59 122 47 0 104">
          <text:p/>
        </draw:path>
        <draw:path draw:style-name="gr10" draw:layer="layout" svg:width="0.217cm" svg:height="0.044cm" svg:x="0.821cm" svg:y="2.207cm" svg:viewBox="0 0 218 45" svg:d="m0 45c79-76 167-39 218-11">
          <text:p/>
        </draw:path>
        <draw:path draw:style-name="gr5" draw:layer="layout" svg:width="0.483cm" svg:height="0.692cm" svg:x="2.103cm" svg:y="2.374cm" svg:viewBox="0 0 484 693" svg:d="m84 35c-229 130 69 540 176 658 126-113 203-172 224-344-11-135-79-255-175-339-66-24-162-1-225 25z">
          <text:p/>
        </draw:path>
        <draw:path draw:style-name="gr4" draw:layer="layout" svg:width="0.879cm" svg:height="1.592cm" svg:x="2.153cm" svg:y="1.223cm" svg:viewBox="0 0 880 1593" svg:d="m225 512c-99-24-155-72-152-175 67-15 130 31 194 55 30 0 41-9 41-37 17-112-32-372 132-354 21 85 10 265-2 354 9 37 37-2 42-18 24-82 94-370 211-313 53 44-126 339-105 428 106-34 166-201 278-215 68 104-100 253-176 339-94 70-97 180-79 285 9 126 3 272-32 396-9 117-51 168-167 184-98 104-350 348-410-152 9-117 239-115 327-166 24-71 14-154 14-230 17-83-13-158-23-239 0-22-14-48-19-69-13-37-42-54-74-73z">
          <text:p/>
        </draw:path>
        <draw:path draw:style-name="gr10" draw:layer="layout" svg:width="0.119cm" svg:height="0.265cm" svg:x="2.431cm" svg:y="2.345cm" svg:viewBox="0 0 120 266" svg:d="m44 0c-42 122-100 143 76 266">
          <text:p/>
        </draw:path>
        <draw:path draw:style-name="gr11" draw:layer="layout" svg:width="0.294cm" svg:height="0.214cm" svg:x="2.073cm" svg:y="2.862cm" svg:viewBox="0 0 295 215" svg:d="m0 0c23 23 103 50 132 80 38 53 117 89 163 135">
          <text:p/>
        </draw:path>
        <draw:path draw:style-name="gr11" draw:layer="layout" svg:width="0.261cm" svg:height="0.03cm" svg:x="1.96cm" svg:y="2.393cm" svg:viewBox="0 0 262 31" svg:d="m0 28c87 8 181 0 262-28">
          <text:p/>
        </draw:path>
        <draw:custom-shape draw:style-name="gr12" draw:text-style-name="P1" draw:layer="layout" svg:width="0.119cm" svg:height="0.142cm" svg:x="0.727cm" svg:y="1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119cm" svg:height="0.142cm" svg:x="1.084cm" svg:y="1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13" draw:layer="layout" svg:width="0.224cm" svg:height="0.426cm" draw:transform="skewX (-0.0881391272257137) rotate (0.919963048726211) translate (1.62556673474785cm 2.92804556635389cm)" svg:viewBox="0 0 225 427" svg:d="m98 0c-108 29-75 150-98 218 5-8 13-24 15-33 6-14 17-48 20-64 1-7-2-23-1-29 38-19 105-14 92 43 0 16 1 46 0 59 8 20 25 59 35 78-20-6-58-18-77-25 49 29 82 69 104 114-11 2-33 8-44 9 15 20 28 37 44 57 8-11 27-33 36-42 8-89-62-167-69-258-4-50-29-91-57-127z">
            <text:p/>
          </draw:path>
          <draw:path draw:style-name="gr14" draw:layer="layout" svg:width="0.092cm" svg:height="0.057cm" draw:transform="skewX (-0.104894288044859) rotate (0.925024503556995) translate (1.71568351025607cm 2.94440430106026cm)" svg:viewBox="0 0 93 58" svg:d="m91 51c14-54-53-61-91-40 1 6 1 20 1 28 28 19 60 25 90 12z">
            <text:p/>
          </draw:path>
          <draw:path draw:style-name="gr15" draw:layer="layout" svg:width="0.109cm" svg:height="0.089cm" draw:transform="skewX (-0.0839503370209273) rotate (0.917519587773419) translate (1.73878054718995cm 2.97865852189156cm)" svg:viewBox="0 0 110 90" svg:d="m109 14c-30 11-61 5-91-14-3 17-13 49-18 65l45 24 6 1c16-3 45-11 59-15 0-16-1-46-1-61z">
            <text:p/>
          </draw:path>
          <draw:path draw:style-name="gr14" draw:layer="layout" svg:width="0.236cm" svg:height="0.291cm" draw:transform="skewX (-0.0872664625997165) rotate (0.921708377978205) translate (1.75470881669816cm 3.06546505794271cm)" svg:viewBox="0 0 237 292" svg:d="m175 10c-15 5-45 11-60 15h-2c-1 1-3 0-3 0l-47-25c-2 8-11 24-15 32l-14 33c-12 32-24 63-34 93 6 5 23 17 29 21 14 31 24 62 32 92 33-2 65 4 98 21 3-36 6-75 9-112l24 4c11-1 32-6 45-8-24-47-57-86-105-115 19 7 56 20 76 25-8-19-25-57-33-76z">
            <text:p/>
          </draw:path>
          <draw:path draw:style-name="gr16" draw:layer="layout" svg:width="0.005cm" svg:height="0cm" draw:transform="skewX (-0.785398163397448) rotate (0.982794901798007) translate (1.84cm 2.991cm)" svg:viewBox="0 0 6 1" svg:d="m6 1-6-1c0 0 1 1 2 1z">
            <text:p/>
          </draw:path>
          <draw:path draw:style-name="gr17" draw:layer="layout" svg:width="0.045cm" svg:height="0.043cm" draw:transform="skewX (-0.106814150222053) rotate (0.903556953757464) translate (1.89382998101889cm 3.09483097698087cm)" svg:viewBox="0 0 46 44" svg:d="m34 0c-36-1-44 14-22 44 36 2 43-12 22-44z">
            <text:p/>
          </draw:path>
          <draw:path draw:style-name="gr15" draw:layer="layout" svg:width="0.169cm" svg:height="0.16cm" draw:transform="skewX (-0.0809832772925368) rotate (0.924675437706596) translate (2.00225857623958cm 3.03428751423882cm)" svg:viewBox="0 0 170 161" svg:d="m33 6-25-6c-3 39-5 77-8 113v12l2 34c64 9 115-11 168-31-21-35-45-70-60-108-7 12-24 32-33 42-14-19-30-38-44-56z">
            <text:p/>
          </draw:path>
          <draw:path draw:style-name="gr15" draw:layer="layout" svg:width="0.18cm" svg:height="0.165cm" draw:transform="skewX (-0.0968657734856853) rotate (0.913505330493832) translate (1.78904014897009cm 3.22895954093892cm)" svg:viewBox="0 0 181 166" svg:d="m119 30c-11-8-34-22-47-30l-19 11c-10 5-33 15-44 19-3 20-6 38-9 58 20 13 57 36 79 49 28 12 56 21 85 29 4-6 13-17 17-23-8-30-19-62-32-93-7-4-22-14-30-20z">
            <text:p/>
          </draw:path>
          <draw:path draw:style-name="gr13" draw:layer="layout" svg:width="0.115cm" svg:height="0.035cm" draw:transform="skewX (-0.108210413623648) rotate (0.917519587773419) translate (2.00922495426921cm 3.17600965024499cm)" svg:viewBox="0 0 116 36" svg:d="m116 21c-32-16-65-22-97-21-6 7-15 18-19 23 39 12 80 16 115 1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4.516cm" fo:page-height="4.5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01T13:45:10</dc:date>
    <dc:creator>yves </dc:creator>
    <meta:document-statistic meta:object-count="37"/>
    <meta:generator>LibreOffice/4.0.2.2$Linux_X86_64 LibreOffice_project/400m0$Build-2</meta:generator>
  </office:meta>
</office:document-meta>
</file>